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or</text:span><text:span text:style-name="T1_2"><text:s/></text:span><text:span text:style-name="T1_3">Further</text:span><text:span text:style-name="T1_4"><text:s/></text:span><text:span text:style-name="T1_5">Reading</text:span><text:span text:style-name="T1_6"><text:s/></text:span></text:p>
      <text:p text:style-name="P2"/>
      <text:p text:style-name="P3"><text:span text:style-name="T3_1"><text:a xlink:type="simple" xlink:href="http://www.cplusplus.com/doc/tutorial/structures/"><text:span text:style-name="T3_2">http</text:span></text:a></text:span><text:span text:style-name="T3_3"><text:a xlink:type="simple" xlink:href="http://www.cplusplus.com/doc/tutorial/structures/"><text:span text:style-name="T3_4">://</text:span></text:a></text:span><text:span text:style-name="T3_5"><text:a xlink:type="simple" xlink:href="http://www.cplusplus.com/doc/tutorial/structures/"><text:span text:style-name="T3_6">www</text:span></text:a></text:span><text:span text:style-name="T3_7"><text:a xlink:type="simple" xlink:href="http://www.cplusplus.com/doc/tutorial/structures/"><text:span text:style-name="T3_8">.</text:span></text:a></text:span><text:span text:style-name="T3_9"><text:a xlink:type="simple" xlink:href="http://www.cplusplus.com/doc/tutorial/structures/"><text:span text:style-name="T3_10">cplusplus</text:span></text:a></text:span><text:span text:style-name="T3_11"><text:a xlink:type="simple" xlink:href="http://www.cplusplus.com/doc/tutorial/structures/"><text:span text:style-name="T3_12">.</text:span></text:a></text:span><text:span text:style-name="T3_13"><text:a xlink:type="simple" xlink:href="http://www.cplusplus.com/doc/tutorial/structures/"><text:span text:style-name="T3_14">com</text:span></text:a></text:span><text:span text:style-name="T3_15"><text:a xlink:type="simple" xlink:href="http://www.cplusplus.com/doc/tutorial/structures/"><text:span text:style-name="T3_16">/</text:span></text:a></text:span><text:span text:style-name="T3_17"><text:a xlink:type="simple" xlink:href="http://www.cplusplus.com/doc/tutorial/structures/"><text:span text:style-name="T3_18">doc</text:span></text:a></text:span><text:span text:style-name="T3_19"><text:a xlink:type="simple" xlink:href="http://www.cplusplus.com/doc/tutorial/structures/"><text:span text:style-name="T3_20">/</text:span></text:a></text:span><text:span text:style-name="T3_21"><text:a xlink:type="simple" xlink:href="http://www.cplusplus.com/doc/tutorial/structures/"><text:span text:style-name="T3_22">tutorial</text:span></text:a></text:span><text:span text:style-name="T3_23"><text:a xlink:type="simple" xlink:href="http://www.cplusplus.com/doc/tutorial/structures/"><text:span text:style-name="T3_24">/</text:span></text:a></text:span><text:span text:style-name="T3_25"><text:a xlink:type="simple" xlink:href="http://www.cplusplus.com/doc/tutorial/structures/"><text:span text:style-name="T3_26">structures</text:span></text:a></text:span><text:span text:style-name="T3_27"><text:a xlink:type="simple" xlink:href="http://www.cplusplus.com/doc/tutorial/structures/"><text:span text:style-name="T3_28">/</text:span></text:a></text:span></text:p>
      <text:p text:style-name="P4"><text:span text:style-name="T4_1"><text:a xlink:type="simple" xlink:href="http://www.cplusplus.com/doc/tutorial/other_data_types/"><text:span text:style-name="T4_2">http</text:span></text:a></text:span><text:span text:style-name="T4_3"><text:a xlink:type="simple" xlink:href="http://www.cplusplus.com/doc/tutorial/other_data_types/"><text:span text:style-name="T4_4">://</text:span></text:a></text:span><text:span text:style-name="T4_5"><text:a xlink:type="simple" xlink:href="http://www.cplusplus.com/doc/tutorial/other_data_types/"><text:span text:style-name="T4_6">www</text:span></text:a></text:span><text:span text:style-name="T4_7"><text:a xlink:type="simple" xlink:href="http://www.cplusplus.com/doc/tutorial/other_data_types/"><text:span text:style-name="T4_8">.</text:span></text:a></text:span><text:span text:style-name="T4_9"><text:a xlink:type="simple" xlink:href="http://www.cplusplus.com/doc/tutorial/other_data_types/"><text:span text:style-name="T4_10">cplusplus</text:span></text:a></text:span><text:span text:style-name="T4_11"><text:a xlink:type="simple" xlink:href="http://www.cplusplus.com/doc/tutorial/other_data_types/"><text:span text:style-name="T4_12">.</text:span></text:a></text:span><text:span text:style-name="T4_13"><text:a xlink:type="simple" xlink:href="http://www.cplusplus.com/doc/tutorial/other_data_types/"><text:span text:style-name="T4_14">com</text:span></text:a></text:span><text:span text:style-name="T4_15"><text:a xlink:type="simple" xlink:href="http://www.cplusplus.com/doc/tutorial/other_data_types/"><text:span text:style-name="T4_16">/</text:span></text:a></text:span><text:span text:style-name="T4_17"><text:a xlink:type="simple" xlink:href="http://www.cplusplus.com/doc/tutorial/other_data_types/"><text:span text:style-name="T4_18">doc</text:span></text:a></text:span><text:span text:style-name="T4_19"><text:a xlink:type="simple" xlink:href="http://www.cplusplus.com/doc/tutorial/other_data_types/"><text:span text:style-name="T4_20">/</text:span></text:a></text:span><text:span text:style-name="T4_21"><text:a xlink:type="simple" xlink:href="http://www.cplusplus.com/doc/tutorial/other_data_types/"><text:span text:style-name="T4_22">tutorial</text:span></text:a></text:span><text:span text:style-name="T4_23"><text:a xlink:type="simple" xlink:href="http://www.cplusplus.com/doc/tutorial/other_data_types/"><text:span text:style-name="T4_24">/</text:span></text:a></text:span><text:span text:style-name="T4_25"><text:a xlink:type="simple" xlink:href="http://www.cplusplus.com/doc/tutorial/other_data_types/"><text:span text:style-name="T4_26">other</text:span></text:a></text:span><text:span text:style-name="T4_27"><text:a xlink:type="simple" xlink:href="http://www.cplusplus.com/doc/tutorial/other_data_types/"><text:span text:style-name="T4_28">_</text:span></text:a></text:span><text:span text:style-name="T4_29"><text:a xlink:type="simple" xlink:href="http://www.cplusplus.com/doc/tutorial/other_data_types/"><text:span text:style-name="T4_30">data</text:span></text:a></text:span><text:span text:style-name="T4_31"><text:a xlink:type="simple" xlink:href="http://www.cplusplus.com/doc/tutorial/other_data_types/"><text:span text:style-name="T4_32">_</text:span></text:a></text:span><text:span text:style-name="T4_33"><text:a xlink:type="simple" xlink:href="http://www.cplusplus.com/doc/tutorial/other_data_types/"><text:span text:style-name="T4_34">types</text:span></text:a></text:span><text:span text:style-name="T4_35"><text:a xlink:type="simple" xlink:href="http://www.cplusplus.com/doc/tutorial/other_data_types/"><text:span text:style-name="T4_36">/</text:span></text:a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